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0772000005617038F93A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.8499984741211pt" style:font-size-asian="48pt" style:font-size-complex="54.8499984741211pt"/>
    </style:style>
    <style:style style:name="P3" style:family="paragraph" style:parent-style-name="Standard">
      <style:paragraph-properties fo:text-align="center" style:justify-single-word="false"/>
      <style:text-properties fo:font-size="54.8499984741211pt" officeooo:rsid="0014bd7b" officeooo:paragraph-rsid="0014bd7b" style:font-size-asian="48pt" style:language-asian="ko" style:country-asian="KR" style:font-size-complex="54.8499984741211pt"/>
    </style:style>
    <style:style style:name="P4" style:family="paragraph" style:parent-style-name="Standard">
      <style:paragraph-properties fo:text-align="start" style:justify-single-word="false"/>
      <style:text-properties officeooo:paragraph-rsid="0015c000"/>
    </style:style>
    <style:style style:name="P5" style:family="paragraph" style:parent-style-name="Standard">
      <style:paragraph-properties fo:text-align="start" style:justify-single-word="false"/>
      <style:text-properties officeooo:paragraph-rsid="0017f041"/>
    </style:style>
    <style:style style:name="P6" style:family="paragraph" style:parent-style-name="Standard">
      <style:paragraph-properties fo:text-align="center" style:justify-single-word="false"/>
      <style:text-properties fo:font-size="27.3999996185303pt" officeooo:rsid="0014bd7b" officeooo:paragraph-rsid="0014bd7b" style:font-size-asian="24pt" style:language-asian="ko" style:country-asian="KR" style:font-size-complex="27.3999996185303pt"/>
    </style:style>
    <style:style style:name="P7" style:family="paragraph" style:parent-style-name="Standard">
      <style:paragraph-properties fo:text-align="end" style:justify-single-word="false"/>
      <style:text-properties fo:font-size="18.25pt" officeooo:rsid="0014bd7b" officeooo:paragraph-rsid="0014bd7b" style:font-size-asian="16pt" style:language-asian="ko" style:country-asian="KR" style:font-size-complex="18.25pt"/>
    </style:style>
    <style:style style:name="P8" style:family="paragraph" style:parent-style-name="Standard">
      <style:paragraph-properties fo:text-align="end" style:justify-single-word="false"/>
      <style:text-properties fo:font-size="11.3999996185303pt" officeooo:rsid="0014bd7b" officeooo:paragraph-rsid="0014bd7b" style:font-size-asian="10pt" style:language-asian="ko" style:country-asian="KR" style:font-size-complex="11.3999996185303pt"/>
    </style:style>
    <style:style style:name="P9" style:family="paragraph" style:parent-style-name="Standard">
      <style:paragraph-properties fo:text-align="start" style:justify-single-word="false"/>
      <style:text-properties fo:font-size="11.3999996185303pt" officeooo:rsid="0014bd7b" officeooo:paragraph-rsid="0014bd7b" style:font-size-asian="10pt" style:language-asian="ko" style:country-asian="KR" style:font-size-complex="11.3999996185303pt"/>
    </style:style>
    <style:style style:name="P10" style:family="paragraph" style:parent-style-name="Standard">
      <style:paragraph-properties fo:text-align="start" style:justify-single-word="false"/>
      <style:text-properties fo:font-size="11.3999996185303pt" officeooo:rsid="0014bd7b" officeooo:paragraph-rsid="00163396" style:font-size-asian="10pt" style:language-asian="ko" style:country-asian="KR" style:font-size-complex="11.3999996185303pt"/>
    </style:style>
    <style:style style:name="P11" style:family="paragraph" style:parent-style-name="Standard">
      <style:paragraph-properties fo:text-align="start" style:justify-single-word="false"/>
      <style:text-properties fo:font-size="11.3999996185303pt" officeooo:rsid="0014bd7b" officeooo:paragraph-rsid="0015c000" style:font-size-asian="10pt" style:language-asian="ko" style:country-asian="KR" style:font-size-complex="11.3999996185303pt"/>
    </style:style>
    <style:style style:name="P12" style:family="paragraph" style:parent-style-name="Standard">
      <style:paragraph-properties fo:text-align="start" style:justify-single-word="false"/>
      <style:text-properties fo:font-size="11.3999996185303pt" officeooo:rsid="0014bd7b" officeooo:paragraph-rsid="0016ce42" style:font-size-asian="10pt" style:language-asian="ko" style:country-asian="KR" style:font-size-complex="11.3999996185303pt"/>
    </style:style>
    <style:style style:name="P13" style:family="paragraph" style:parent-style-name="Standard">
      <style:paragraph-properties fo:text-align="start" style:justify-single-word="false"/>
      <style:text-properties fo:font-size="11.3999996185303pt" officeooo:rsid="0015c000" officeooo:paragraph-rsid="0015c000" style:font-size-asian="10pt" style:language-asian="ko" style:country-asian="KR" style:font-size-complex="11.3999996185303pt"/>
    </style:style>
    <style:style style:name="P14" style:family="paragraph" style:parent-style-name="Text_20_body">
      <style:text-properties officeooo:paragraph-rsid="0017f041"/>
    </style:style>
    <style:style style:name="P15" style:family="paragraph" style:parent-style-name="Standard">
      <style:paragraph-properties fo:text-align="start" style:justify-single-word="false"/>
      <style:text-properties fo:font-size="11.3999996185303pt" officeooo:rsid="0016ce42" officeooo:paragraph-rsid="0016ce42" style:font-size-asian="10pt" style:language-asian="ko" style:country-asian="KR" style:font-size-complex="11.3999996185303pt"/>
    </style:style>
    <style:style style:name="P16" style:family="paragraph" style:parent-style-name="Standard">
      <style:paragraph-properties fo:text-align="start" style:justify-single-word="false"/>
      <style:text-properties fo:font-size="11.3999996185303pt" officeooo:rsid="0017f041" officeooo:paragraph-rsid="0016ce42" style:font-size-asian="10pt" style:language-asian="ko" style:country-asian="KR" style:font-size-complex="11.3999996185303pt"/>
    </style:style>
    <style:style style:name="P17" style:family="paragraph" style:parent-style-name="Standard">
      <style:paragraph-properties fo:text-align="start" style:justify-single-word="false"/>
      <style:text-properties fo:font-size="11.3999996185303pt" officeooo:rsid="0017f041" officeooo:paragraph-rsid="0017f041" style:font-size-asian="10pt" style:language-asian="ko" style:country-asian="KR" style:font-size-complex="11.3999996185303pt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1.3999996185303pt" officeooo:rsid="0017f041" officeooo:paragraph-rsid="0017f041" style:font-size-asian="10pt" style:language-asian="ko" style:country-asian="KR" style:font-size-complex="11.3999996185303pt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1.3999996185303pt" officeooo:rsid="0017f041" officeooo:paragraph-rsid="001afba9" style:font-size-asian="10pt" style:language-asian="ko" style:country-asian="KR" style:font-size-complex="11.3999996185303pt"/>
    </style:style>
    <style:style style:name="T1" style:family="text">
      <style:text-properties fo:font-size="11.3999996185303pt" officeooo:rsid="0014bd7b" style:font-size-asian="10pt" style:language-asian="ko" style:country-asian="KR" style:font-size-complex="11.3999996185303pt"/>
    </style:style>
    <style:style style:name="T2" style:family="text">
      <style:text-properties fo:font-size="11.3999996185303pt" officeooo:rsid="0015c000" style:font-size-asian="10pt" style:language-asian="ko" style:country-asian="KR" style:font-size-complex="11.3999996185303pt"/>
    </style:style>
    <style:style style:name="T3" style:family="text">
      <style:text-properties fo:font-size="11.3999996185303pt" officeooo:rsid="0016ce42" style:font-size-asian="10pt" style:language-asian="ko" style:country-asian="KR" style:font-size-complex="11.3999996185303pt"/>
    </style:style>
    <style:style style:name="T4" style:family="text">
      <style:text-properties fo:font-size="11.3999996185303pt" officeooo:rsid="0017f041" style:font-size-asian="10pt" style:language-asian="ko" style:country-asian="KR" style:font-size-complex="11.3999996185303pt"/>
    </style:style>
    <style:style style:name="T5" style:family="text">
      <style:text-properties officeooo:rsid="0016ce42"/>
    </style:style>
    <style:style style:name="T6" style:family="text">
      <style:text-properties officeooo:rsid="0017f041"/>
    </style:style>
    <style:style style:name="T7" style:family="text">
      <style:text-properties style:text-position="0% 100%" fo:font-size="11.3999996185303pt" officeooo:rsid="0017f041" style:font-size-asian="10pt" style:language-asian="ko" style:country-asian="KR" style:font-weight-asian="bold" style:font-size-complex="11.3999996185303pt"/>
    </style:style>
    <style:style style:name="T8" style:family="text">
      <style:text-properties style:text-position="0% 100%" fo:font-size="11.3999996185303pt" fo:font-weight="bold" officeooo:rsid="0017f041" style:font-size-asian="10pt" style:language-asian="ko" style:country-asian="KR" style:font-size-complex="11.3999996185303pt"/>
    </style:style>
    <style:style style:name="T9" style:family="text">
      <style:text-properties style:text-position="0% 100%" fo:font-size="7pt" fo:font-weight="bold" officeooo:rsid="0017f041" style:font-size-asian="10pt" style:language-asian="ko" style:country-asian="KR" style:font-size-complex="11.3999996185303pt"/>
    </style:style>
    <style:style style:name="T10" style:family="text">
      <style:text-properties fo:font-size="7pt" fo:font-weight="bold"/>
    </style:style>
    <style:style style:name="T11" style:family="text">
      <style:text-properties fo:font-weight="bold"/>
    </style:style>
    <style:style style:name="T12" style:family="text">
      <style:text-properties style:font-weight-asian="bold"/>
    </style:style>
    <style:style style:name="T13" style:family="text">
      <style:text-properties officeooo:rsid="001afba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학부 연구생 보고서</text:p>
      <text:p text:style-name="P6"/>
      <text:p text:style-name="P6">문자 인식을 위한 효율적인 인공신경망 구성</text:p>
      <text:p text:style-name="P3"/>
      <text:p text:style-name="P3"/>
      <text:p text:style-name="P3"/>
      <text:p text:style-name="P3"/>
      <text:p text:style-name="P7">컴퓨터 비전 연구실</text:p>
      <text:p text:style-name="P7">20115420</text:p>
      <text:p text:style-name="P7">이민규</text:p>
      <text:p text:style-name="P7"/>
      <text:p text:style-name="P7"/>
      <text:p text:style-name="P8"/>
      <text:p text:style-name="P9"><text:soft-page-break/>1. 개요</text:p>
      <text:p text:style-name="P9"/>
      <text:p text:style-name="P10"><text:s/>신경망 모델은 최근 여러 분야들에 널리 이용되기 시작했다. 컴퓨터의 발달과 더불어 인간과 같이 계산하고 판단하며 인식할 수 있는 컴퓨터를 통한 인공지능의 구현을 위해 많은 노력을 하고 있으며 최근데는 패턴인식, 의사결정등에서 컴퓨터보다 우수한 인간의 두뇌를 모방한 신경망에 대한 연구가 가속되고 있다. 시각적 패턴인식 면에서 신경망은 기존의 슈퍼컴퓨터보다 더 빠르고 정학하다. 이것에 착안하여 신경망을 모방한 것이 인공신경망이다. 인공신경망은 현재 많은 학습법과 모델들이 제시되었으며 패턴인식에서는 역전파 학습법을 사용한 다층 퍼셉트론이 많이 사용된다. </text:p>
      <text:p text:style-name="P9"/>
      <text:p text:style-name="P13">2. 다층 퍼셉트론</text:p>
      <text:p text:style-name="P4"><text:span text:style-name="T2"><text:s/></text:span><text:span text:style-name="T1">다층 퍼셉트론은 하나의 single-adjustable layer으로 구성된 모델들은 선형분리가 불가능한 경우에는 문제 해결이 불가능하다는 한계점들 때문에 입력층, 출력층 그리고 한개 또는 그 이상의 은닉층을 쓰는 1980년대 중반에 제안된 모델이다.</text:span></text:p>
      <text:p text:style-name="P4"><text:span text:style-name="T1"><draw:frame draw:style-name="fr1" draw:name="그림1" text:anchor-type="as-char" svg:width="4.547cm" svg:height="4.283cm" draw:z-index="0"><draw:image xlink:href="http://cfs13.tistory.com/image/31/tistory/2009/01/09/15/00/4966e7fad6284" xlink:type="simple" xlink:show="embed" xlink:actuate="onLoad"/></draw:frame></text:span><text:span text:style-name="T1"> 그림 </text:span><text:span text:style-name="T3">1)</text:span><text:span text:style-name="T1">선형분리 가능</text:span><text:span text:style-name="T1"><draw:frame draw:style-name="fr2" draw:name="그림2" text:anchor-type="as-char" svg:width="4.577cm" svg:height="4.343cm" draw:z-index="1"><draw:image xlink:href="http://cfs13.tistory.com/image/33/tistory/2009/01/09/15/14/4966eb4f4fa20" xlink:type="simple" xlink:show="embed" xlink:actuate="onLoad"/></draw:frame></text:span><text:span text:style-name="T1"> 그림 </text:span><text:span text:style-name="T3">2)</text:span><text:span text:style-name="T1">선형분리 불가능</text:span></text:p>
      <text:p text:style-name="P11"/>
      <text:p text:style-name="P12"><text:span text:style-name="T5"><draw:frame draw:style-name="fr3" draw:name="그림3" text:anchor-type="as-char" svg:width="15.293cm" svg:height="8.89cm" draw:z-index="2"><draw:image xlink:href="http://www.aistudy.com/neural/images/다층%20퍼셉트론의%20구조.gif" xlink:type="simple" xlink:show="embed" xlink:actuate="onLoad"/></draw:frame></text:span><text:span text:style-name="T5"> </text:span></text:p>
      <text:p text:style-name="P15">그림 3)다층 퍼셉트론의 구조</text:p>
      <text:p text:style-name="P15"/>
      <text:p text:style-name="P12"><text:soft-page-break/><text:span text:style-name="T5"><draw:frame draw:style-name="fr3" draw:name="그림4" text:anchor-type="as-char" svg:width="17.833cm" svg:height="10.61cm" draw:z-index="3"><draw:image xlink:href="http://www.aistudy.com/neural/images/층수와%20결정%20구역의%20특성.GIF" xlink:type="simple" xlink:show="embed" xlink:actuate="onLoad"/></draw:frame></text:span><text:span text:style-name="T5"> </text:span></text:p>
      <text:p text:style-name="P15"><text:s/></text:p>
      <text:p text:style-name="P15">그림 4)은닉층 유무에 따른 분리가능한 유형</text:p>
      <text:p text:style-name="P15"/>
      <text:p text:style-name="P12"><text:span text:style-name="T5">다층 퍼셉트론의 경우 은닉층이 존재하여 단층 퍼셉트론으로는 불가능한 문제를 해결 할 수 있다. 은닉층의 수가 증가할 수록 퍼셉트론이 형성하는 결정 구역의 특성은 더욱 고급화된다. 일반적으로 다층 퍼셉트론을 학습시키는데는 감독학습중 하나인 역전파학습법이 사용된다. </text:span><text:span text:style-name="T6">PDP연구팀에서 일반화 델타 규칙이라 불리는 역전파 학습법을 제안하였는데 </text:span><text:span text:style-name="T5">이것은 민스키와 파퍼트가 분석한 </text:span><text:span text:style-name="T6">퍼셉트론모델의 문제점들을 극복하였고 신경망 연구에 새로운 장을 열었다.</text:span></text:p>
      <text:p text:style-name="P16"/>
      <text:p text:style-name="P17">역전파 학습 알고리즘은 다음과 같다.</text:p>
      <text:p text:style-name="P17"/>
      <text:p text:style-name="P5"><text:span text:style-name="T4"><text:s/></text:span><text:span text:style-name="T8">[1 </text:span><text:span text:style-name="T7">단계</text:span><text:span text:style-name="T8">] </text:span><text:span text:style-name="T7">네트워크의 상태를 결정하는 연결강도 </text:span><text:span text:style-name="T8">w</text:span><text:span text:style-name="T9">ji</text:span><text:span text:style-name="T8">, w</text:span><text:span text:style-name="T9">kj</text:span><text:span text:style-name="T8"> </text:span><text:span text:style-name="T7">와 오프셋 </text:span><text:span text:style-name="T8">(offsets) </text:span><text:span text:style-name="T8"><draw:frame draw:style-name="fr3" draw:name="그림5" text:anchor-type="as-char" svg:width="0.9cm" svg:height="0.582cm" draw:z-index="17"><draw:image xlink:href="http://www.aistudy.com/neural/images/MLP_kim_htm_eqn1.gif" xlink:type="simple" xlink:show="embed" xlink:actuate="onLoad"/></draw:frame></text:span><text:span text:style-name="T8"> </text:span><text:span text:style-name="T7">를 각각 아주 작은 값의 임의수로 초기화한다</text:span><text:span text:style-name="T8">. </text:span><text:span text:style-name="T7">일반적으로 </text:span><text:span text:style-name="T8">-0.5 ~ 0.5 </text:span><text:span text:style-name="T7">사이의 값을 사용한다</text:span><text:span text:style-name="T8">.</text:span></text:p>
      <text:p text:style-name="Text_20_body"><text:span text:style-name="T11">[2 </text:span><text:span text:style-name="T12">단계</text:span><text:span text:style-name="T11">] </text:span><text:span text:style-name="T12">학습 패턴을 설정한다</text:span><text:span text:style-name="T11">.</text:span></text:p>
      <text:p text:style-name="P14"><text:span text:style-name="T11">[3 </text:span><text:span text:style-name="T12">단계</text:span><text:span text:style-name="T11">] </text:span><text:span text:style-name="T12">학습 패턴의 값을 입력층 유니트에 제시하여 출력되는 값 </text:span><text:span text:style-name="T11">o</text:span><text:span text:style-name="T10">pi</text:span><text:span text:style-name="T11">, </text:span><text:span text:style-name="T12">입력층과 중간층 사이의 연결강도 </text:span><text:span text:style-name="T11">w</text:span><text:span text:style-name="T10">ji</text:span><text:span text:style-name="T11"> </text:span><text:span text:style-name="T12">와 중간층 유니트 </text:span><text:span text:style-name="T11">j </text:span><text:span text:style-name="T12">의 오프셋 </text:span><text:span text:style-name="T12"><draw:frame draw:style-name="fr3" draw:name="그림6" text:anchor-type="as-char" svg:width="0.318cm" svg:height="0.582cm" draw:z-index="4"><draw:image xlink:href="http://www.aistudy.com/neural/images/MLP_kim_htm_eqn2.gif" xlink:type="simple" xlink:show="embed" xlink:actuate="onLoad"/></draw:frame></text:span><text:span text:style-name="T12"> 를 이용하여 중간층 유니트 </text:span><text:span text:style-name="T11">j </text:span><text:span text:style-name="T12">의 입력 </text:span><text:span text:style-name="T11">net</text:span><text:span text:style-name="T10">pj</text:span><text:span text:style-name="T11"> </text:span><text:span text:style-name="T12">를 구한다</text:span><text:span text:style-name="T11">. </text:span><text:span text:style-name="T12">다음으로 </text:span><text:span text:style-name="T11">net</text:span><text:span text:style-name="T10">pj</text:span><text:span text:style-name="T11"> </text:span><text:span text:style-name="T12">와 시그모이드 함수 </text:span><text:span text:style-name="T11">f </text:span><text:span text:style-name="T12">를 이용하여 중간층 유니트 </text:span><text:span text:style-name="T11">j </text:span><text:span text:style-name="T12">의 출력 </text:span><text:span text:style-name="T11">o</text:span><text:span text:style-name="T10">pj</text:span><text:span text:style-name="T11"> </text:span><text:span text:style-name="T12">를 구한다</text:span><text:span text:style-name="T11">.<text:line-break/><text:line-break/></text:span><text:span text:style-name="T11"><draw:frame draw:style-name="fr3" draw:name="그림7" text:anchor-type="as-char" svg:width="3.995cm" svg:height="1.085cm" draw:z-index="5"><draw:image xlink:href="http://www.aistudy.com/neural/images/MLP_kim_htm_eqn3.gif" xlink:type="simple" xlink:show="embed" xlink:actuate="onLoad"/></draw:frame></text:span></text:p>
      <text:p text:style-name="P14"><draw:frame draw:style-name="fr3" draw:name="그림8" text:anchor-type="as-char" svg:width="2.699cm" svg:height="0.688cm" draw:z-index="18"><draw:image xlink:href="http://www.aistudy.com/neural/images/MLP_kim_htm_eqn4.gif" xlink:type="simple" xlink:show="embed" xlink:actuate="onLoad"/></draw:frame></text:p>
      <text:p text:style-name="Text_20_body"><text:span text:style-name="T11">[4 </text:span><text:span text:style-name="T12">단계</text:span><text:span text:style-name="T11">] </text:span><text:span text:style-name="T12">중간층 유니트의 출력 </text:span><text:span text:style-name="T11">o</text:span><text:span text:style-name="T10">pj</text:span><text:span text:style-name="T11">, </text:span><text:span text:style-name="T12">중간층과 출력층 사이의 연결 강도 </text:span><text:span text:style-name="T11">w</text:span><text:span text:style-name="T10">pk</text:span><text:span text:style-name="T11"> </text:span><text:span text:style-name="T12">와 출력층 유니트 </text:span><text:span text:style-name="T11">k </text:span><text:span text:style-name="T12">의 오프셋 </text:span><text:span text:style-name="T12"><draw:frame draw:style-name="fr3" draw:name="그림9" text:anchor-type="as-char" svg:width="0.344cm" svg:height="0.529cm" draw:z-index="6"><draw:image xlink:href="http://www.aistudy.com/neural/images/MLP_kim_htm_eqn5.gif" xlink:type="simple" xlink:show="embed" xlink:actuate="onLoad"/></draw:frame></text:span><text:span text:style-name="T12"> 를 이용하여 출력층 유니트 </text:span><text:span text:style-name="T11">k </text:span><text:span text:style-name="T12">의 입력 </text:span><text:span text:style-name="T11">net</text:span><text:span text:style-name="T10">pk</text:span><text:span text:style-name="T11"> </text:span><text:span text:style-name="T12">를 구한다</text:span><text:span text:style-name="T11">. </text:span><text:span text:style-name="T12">다음 </text:span><text:span text:style-name="T11">net</text:span><text:span text:style-name="T10">pk</text:span><text:span text:style-name="T11"> </text:span><text:span text:style-name="T12">와 시그모이드 함수 </text:span><text:span text:style-name="T11">f </text:span><text:span text:style-name="T12">를 이용하여 출력층 유니트 </text:span><text:span text:style-name="T11">k </text:span><text:span text:style-name="T12">의 출력 </text:span><text:span text:style-name="T11">o</text:span><text:span text:style-name="T10">pk</text:span><text:span text:style-name="T11"> </text:span><text:span text:style-name="T12">를 구한다</text:span><text:span text:style-name="T11">.<text:line-break/><text:line-break/></text:span><text:soft-page-break/><text:span text:style-name="T11"><draw:frame draw:style-name="fr3" draw:name="그림10" text:anchor-type="as-char" svg:width="4.128cm" svg:height="1.138cm" draw:z-index="7"><draw:image xlink:href="http://www.aistudy.com/neural/images/MLP_kim_htm_eqn6.gif" xlink:type="simple" xlink:show="embed" xlink:actuate="onLoad"/></draw:frame></text:span></text:p>
      <text:p text:style-name="Text_20_body"><draw:frame draw:style-name="fr3" draw:name="그림11" text:anchor-type="as-char" svg:width="2.805cm" svg:height="0.635cm" draw:z-index="8"><draw:image xlink:href="http://www.aistudy.com/neural/images/MLP_kim_htm_eqn7.gif" xlink:type="simple" xlink:show="embed" xlink:actuate="onLoad"/></draw:frame></text:p>
      <text:p text:style-name="Text_20_body"><text:span text:style-name="T11">[5 </text:span><text:span text:style-name="T12">단계</text:span><text:span text:style-name="T11">] </text:span><text:span text:style-name="T12">학습패턴의 목표출력 </text:span><text:span text:style-name="T11">t</text:span><text:span text:style-name="T10">pk</text:span><text:span text:style-name="T11"> </text:span><text:span text:style-name="T12">와 실제 출력 </text:span><text:span text:style-name="T11">o</text:span><text:span text:style-name="T10">pk</text:span><text:span text:style-name="T11"> </text:span><text:span text:style-name="T12">와의 차로부터 출력층 유니트 </text:span><text:span text:style-name="T11">k </text:span><text:span text:style-name="T12">에 연결된 연결강도와 출력층 유니트 </text:span><text:span text:style-name="T11">k </text:span><text:span text:style-name="T12">의 오프셋에 대한 오차 </text:span><text:span text:style-name="T11">δ</text:span><text:span text:style-name="T10">pk </text:span><text:span text:style-name="T12">를 구한다</text:span><text:span text:style-name="T11">. </text:span></text:p>
      <text:p text:style-name="Text_20_body"><draw:frame draw:style-name="fr3" draw:name="그림12" text:anchor-type="as-char" svg:width="8.996cm" svg:height="0.635cm" draw:z-index="9"><draw:image xlink:href="http://www.aistudy.com/neural/images/MLP_kim_htm_eqn8.gif" xlink:type="simple" xlink:show="embed" xlink:actuate="onLoad"/></draw:frame></text:p>
      <text:p text:style-name="Text_20_body"><text:span text:style-name="T11">[6 </text:span><text:span text:style-name="T12">단계</text:span><text:span text:style-name="T11">] </text:span><text:span text:style-name="T12">오차 </text:span><text:span text:style-name="T11">δ</text:span><text:span text:style-name="T10">pk </text:span><text:span text:style-name="T12">와 중간층과 출력층간의 연결강도 </text:span><text:span text:style-name="T11">w</text:span><text:span text:style-name="T10">kj</text:span><text:span text:style-name="T11"> </text:span><text:span text:style-name="T12">와 중간층의 출력 </text:span><text:span text:style-name="T11">net</text:span><text:span text:style-name="T10">pj</text:span><text:span text:style-name="T11"> </text:span><text:span text:style-name="T12">로부터 중간층 유니트 </text:span><text:span text:style-name="T11">j </text:span><text:span text:style-name="T12">에 연결된 연결강도와 중간층 유니트의 오프셋에 대한 오차 </text:span><text:span text:style-name="T11">δ</text:span><text:span text:style-name="T10">pj </text:span><text:span text:style-name="T12">를 구한다</text:span><text:span text:style-name="T11">. </text:span></text:p>
      <text:p text:style-name="Text_20_body"><draw:frame draw:style-name="fr3" draw:name="그림13" text:anchor-type="as-char" svg:width="8.599cm" svg:height="1.085cm" draw:z-index="10"><draw:image xlink:href="http://www.aistudy.com/neural/images/MLP_kim_htm_eqn9.gif" xlink:type="simple" xlink:show="embed" xlink:actuate="onLoad"/></draw:frame></text:p>
      <text:p text:style-name="Text_20_body"><text:span text:style-name="T11">[7 </text:span><text:span text:style-name="T12">단계</text:span><text:span text:style-name="T11">] 5 </text:span><text:span text:style-name="T12">단계에서 구한 출력층 유니트 </text:span><text:span text:style-name="T11">k </text:span><text:span text:style-name="T12">에서의 오차 </text:span><text:span text:style-name="T11">δ</text:span><text:span text:style-name="T10">pk</text:span><text:span text:style-name="T11">, </text:span><text:span text:style-name="T12">중간층 유니트 </text:span><text:span text:style-name="T11">j </text:span><text:span text:style-name="T12">의 출력 </text:span><text:span text:style-name="T11">o</text:span><text:span text:style-name="T10">pj</text:span><text:span text:style-name="T11">, </text:span><text:span text:style-name="T12">정수 </text:span><text:span text:style-name="T11">α </text:span><text:span text:style-name="T12">와의 곱을 더하여 중간층 유니트 </text:span><text:span text:style-name="T11">j </text:span><text:span text:style-name="T12">와 출력층 유니트 </text:span><text:span text:style-name="T11">k </text:span><text:span text:style-name="T12">에 연결된 연결강도 </text:span><text:span text:style-name="T11">w</text:span><text:span text:style-name="T10">kj</text:span><text:span text:style-name="T11"> </text:span><text:span text:style-name="T12">를 수정한다</text:span><text:span text:style-name="T11">. </text:span><text:span text:style-name="T12">또 오차 </text:span><text:span text:style-name="T11">δ</text:span><text:span text:style-name="T10">pk</text:span><text:span text:style-name="T11"> </text:span><text:span text:style-name="T12">와 정수 </text:span><text:span text:style-name="T11">β </text:span><text:span text:style-name="T12">와의 곱을 더하여 출력층 유니트 </text:span><text:span text:style-name="T11">k </text:span><text:span text:style-name="T12">의 오프셋 </text:span><text:span text:style-name="T12"><draw:frame draw:style-name="fr3" draw:name="그림14" text:anchor-type="as-char" svg:width="0.344cm" svg:height="0.529cm" draw:z-index="11"><draw:image xlink:href="http://www.aistudy.com/neural/images/MLP_kim_htm_eqn10.gif" xlink:type="simple" xlink:show="embed" xlink:actuate="onLoad"/></draw:frame></text:span><text:span text:style-name="T12"> 를 수정한다</text:span><text:span text:style-name="T11">.</text:span></text:p>
      <text:p text:style-name="Text_20_body"><text:s/><draw:frame draw:style-name="fr3" draw:name="그림15" text:anchor-type="as-char" svg:width="3.731cm" svg:height="0.582cm" draw:z-index="12"><draw:image xlink:href="http://www.aistudy.com/neural/images/MLP_kim_htm_eqn11.gif" xlink:type="simple" xlink:show="embed" xlink:actuate="onLoad"/></draw:frame></text:p>
      <text:p text:style-name="Text_20_body"><text:s/><draw:frame draw:style-name="fr3" draw:name="그림16" text:anchor-type="as-char" svg:width="2.778cm" svg:height="0.582cm" draw:z-index="13"><draw:image xlink:href="http://www.aistudy.com/neural/images/MLP_kim_htm_eqn12.gif" xlink:type="simple" xlink:show="embed" xlink:actuate="onLoad"/></draw:frame></text:p>
      <text:p text:style-name="Text_20_body"><text:span text:style-name="T11">[8 </text:span><text:span text:style-name="T12">단계</text:span><text:span text:style-name="T11">] </text:span><text:span text:style-name="T12">중간층 유니트 </text:span><text:span text:style-name="T11">j </text:span><text:span text:style-name="T12">의 오차 </text:span><text:span text:style-name="T11">δ</text:span><text:span text:style-name="T10">pj</text:span><text:span text:style-name="T11">, </text:span><text:span text:style-name="T12">입력층 유니트 </text:span><text:span text:style-name="T11">i </text:span><text:span text:style-name="T12">의 출력 </text:span><text:span text:style-name="T11">o</text:span><text:span text:style-name="T10">pi</text:span><text:span text:style-name="T11">, </text:span><text:span text:style-name="T12">정수 </text:span><text:span text:style-name="T11">α </text:span><text:span text:style-name="T12">와의 곱을 더하여 입력층 유니트와 중간층 유니트 </text:span><text:span text:style-name="T11">j </text:span><text:span text:style-name="T12">에 연결된 연결강도 </text:span><text:span text:style-name="T11">w</text:span><text:span text:style-name="T10">ji</text:span><text:span text:style-name="T11"> </text:span><text:span text:style-name="T12">를 수정한다</text:span><text:span text:style-name="T11">. </text:span><text:span text:style-name="T12">또 오차 </text:span><text:span text:style-name="T11">δ</text:span><text:span text:style-name="T10">pj</text:span><text:span text:style-name="T11"> </text:span><text:span text:style-name="T12">와 정수</text:span><text:span text:style-name="T11">β </text:span><text:span text:style-name="T12">와의 곱을 더하여 중간층 유니트 </text:span><text:span text:style-name="T11">j </text:span><text:span text:style-name="T12">의 오프셋 </text:span><text:span text:style-name="T12"><draw:frame draw:style-name="fr3" draw:name="그림17" text:anchor-type="as-char" svg:width="0.318cm" svg:height="0.582cm" draw:z-index="14"><draw:image xlink:href="http://www.aistudy.com/neural/images/MLP_kim_htm_eqn13.gif" xlink:type="simple" xlink:show="embed" xlink:actuate="onLoad"/></draw:frame></text:span><text:span text:style-name="T12"> 를 수정한다</text:span><text:span text:style-name="T11">.</text:span></text:p>
      <text:p text:style-name="Text_20_body"><draw:frame draw:style-name="fr3" draw:name="그림18" text:anchor-type="as-char" svg:width="3.572cm" svg:height="0.582cm" draw:z-index="15"><draw:image xlink:href="http://www.aistudy.com/neural/images/MLP_kim_htm_eqn14.gif" xlink:type="simple" xlink:show="embed" xlink:actuate="onLoad"/></draw:frame></text:p>
      <text:p text:style-name="Text_20_body"><draw:frame draw:style-name="fr3" draw:name="그림19" text:anchor-type="as-char" svg:width="2.672cm" svg:height="0.582cm" draw:z-index="16"><draw:image xlink:href="http://www.aistudy.com/neural/images/MLP_kim_htm_eqn15.gif" xlink:type="simple" xlink:show="embed" xlink:actuate="onLoad"/></draw:frame></text:p>
      <text:p text:style-name="Text_20_body"><text:span text:style-name="T11">[9 </text:span><text:span text:style-name="T12">단계</text:span><text:span text:style-name="T11">] </text:span><text:span text:style-name="T12">다음 패턴을 학습시킨다</text:span><text:span text:style-name="T11">.</text:span></text:p>
      <text:p text:style-name="Text_20_body"><text:span text:style-name="T11">[10 </text:span><text:span text:style-name="T12">단계</text:span><text:span text:style-name="T11">] </text:span><text:span text:style-name="T12">모든 학습패턴에 대하여 전부 학습할 때까지 </text:span><text:span text:style-name="T11">2 </text:span><text:span text:style-name="T12">단계로 되돌아간다</text:span><text:span text:style-name="T11">.</text:span></text:p>
      <text:p text:style-name="Text_20_body"><text:span text:style-name="T11">[11 </text:span><text:span text:style-name="T12">단계</text:span><text:span text:style-name="T11">] </text:span><text:span text:style-name="T12">학습의 반복 획수를 센다</text:span><text:span text:style-name="T11">.</text:span></text:p>
      <text:p text:style-name="Text_20_body"><text:span text:style-name="T11">[12 </text:span><text:span text:style-name="T12">단계</text:span><text:span text:style-name="T11">] </text:span><text:span text:style-name="T12">학습의 반복 획수가 제한 횟수보다 작으면 </text:span><text:span text:style-name="T11">2 </text:span><text:span text:style-name="T12">단계로 되돌아간다</text:span><text:span text:style-name="T11">.</text:span></text:p>
      <text:p text:style-name="Text_20_body"><text:span text:style-name="T11">[13 </text:span><text:span text:style-name="T12">단계</text:span><text:span text:style-name="T11">] </text:span><text:span text:style-name="T12">종료</text:span></text:p>
      <text:p text:style-name="P18"/>
      <text:p text:style-name="P19"><text:span text:style-name="T13">3. 뇌의 시각인식</text:span></text:p>
      <text:p text:style-name="P19"><text:span text:style-name="T13"/></text:p>
      <text:p text:style-name="P19"><text:span text:style-name="T13">시각령은 여러개의 칼럼들로 구성되어 있다. 각 칼럼들은 시각 정보를 가지고 물체의 대략적인 형태를 구분하는 역할을 하게 되는데 각 칼럼별로 반응하는 형태가 다르다. 안구우위칼럼이라고 하며 대뇌피질 제 1차시각령에서 응답의 성질이 공통인 신경세포가 피부 표면에 대해 수직방향으로 무리를 이루면서 배열되어있는 기능적 단위이다.</text:span></text:p>
      <text:p text:style-name="P19"><text:span text:style-name="T13"/></text:p>
      <text:p text:style-name="P19"><text:span text:style-name="T13">4. 구현</text:span></text:p>
      <text:p text:style-name="P19"><text:span text:style-name="T13"/></text:p>
      <text:p text:style-name="P19"><text:span text:style-name="T13">1. 다수의 다층 퍼셉트론을 구성후 하나의 알파벳에 대해 훈련을 시킨다. 하나의 다층 퍼셉트론은 하나의 칼럼에 해당한다.</text:span></text:p>
      <text:p text:style-name="P19"><text:span text:style-name="T13">2. 하나의 입력을 위에서 훈련시킨 다층퍼셉트론에 각각 입력한다.</text:span></text:p>
      <text:p text:style-name="P19"><text:span text:style-name="T13">3. 출력값중 가장 높은 출력값을 내는 칼럼을 선택한다.</text:span></text:p>
      <text:p text:style-name="P19"><text:soft-page-break/><text:span text:style-name="T13"/></text:p>
      <text:p text:style-name="P19"><text:span text:style-name="T13">5. 결과</text:span></text:p>
      <text:p text:style-name="P19"><text:span text:style-name="T13"/></text:p>
      <text:p text:style-name="P19"><text:span text:style-name="T13"><text:s/>A, B, C, D, E 다섯개의 알파벳들만 테스트 하였다.</text:span></text:p>
      <text:p text:style-name="P19"><draw:frame draw:style-name="fr4" draw:name="그림20" text:anchor-type="paragraph" svg:x="0.109cm" svg:y="0.093cm" svg:width="16.485cm" svg:height="11.906cm" draw:z-index="19"><draw:image xlink:href="Pictures/2000000900000772000005617038F93A.svm" xlink:type="simple" xlink:show="embed" xlink:actuate="onLoad"/></draw:frame><text:span text:style-name="T13"/></text:p>
      <text:p text:style-name="P19"><text:span text:style-name="T13"/></text:p>
      <text:p text:style-name="P19"><text:span text:style-name="T13">임의의 3개의 픽섹을 반전시켜가면서 출력값을 내 본 결과 다음과 같이 원본을 알아보기 힘든 경우에도 올바른 출력값을 내놓았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바탕1" style:font-size-asian="18pt" style:font-weight-asian="bold" style:font-name-complex="Mangal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13:51:16.06</meta:creation-date>
    <dc:date>2012-12-26T14:31:08.83</dc:date>
    <meta:editing-duration>PT8H6M56S</meta:editing-duration>
    <meta:editing-cycles>5</meta:editing-cycles>
    <meta:generator>LibreOffice/3.6$Windows_x86 LibreOffice_project/932b512-69e3009-7a10e5c-fc86223-a55908</meta:generator>
    <meta:document-statistic meta:table-count="0" meta:image-count="20" meta:object-count="0" meta:page-count="5" meta:paragraph-count="47" meta:word-count="1660" meta:character-count="2445" meta:non-whitespace-character-count="1809"/>
  </office:meta>
</office:document-meta>
</file>